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4efd" officeooo:paragraph-rsid="00024e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reos validos para ingresar:</text:p>
      <text:p text:style-name="P1"><text:a xlink:type="simple" xlink:href="mailto:messi@gmail.com" text:style-name="Internet_20_link" text:visited-style-name="Visited_20_Internet_20_Link">messi@gmail.com</text:a></text:p>
      <text:p text:style-name="P1">password : password</text:p>
      <text:p text:style-name="P1"/>
      <text:p text:style-name="P1"/>
      <text:p text:style-name="P1"><text:a xlink:type="simple" xlink:href="mailto:diana@gmail.com" text:style-name="Internet_20_link" text:visited-style-name="Visited_20_Internet_20_Link">diana@gmail.com</text:a><text:tab/></text:p>
      <text:p text:style-name="P1">password: passwor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15:15:10.171764350</meta:creation-date>
    <dc:date>2023-12-22T15:16:18.639240653</dc:date>
    <meta:editing-duration>PT1M9S</meta:editing-duration>
    <meta:editing-cycles>1</meta:editing-cycles>
    <meta:document-statistic meta:table-count="0" meta:image-count="0" meta:object-count="0" meta:page-count="1" meta:paragraph-count="5" meta:word-count="11" meta:character-count="98" meta:non-whitespace-character-count="91"/>
    <meta:generator>LibreOffice/7.5.9.2$Linux_X86_64 LibreOffice_project/50$Build-2</meta:generator>
  </office:meta>
</office:document-meta>
</file>